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3.209in"/>
    </style:style>
    <style:style style:name="TableColumn3" style:family="table-column">
      <style:table-column-properties style:column-width="3.209in"/>
    </style:style>
    <style:style style:name="Table1" style:family="table" style:master-page-name="MP0">
      <style:table-properties style:width="6.41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3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4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4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4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5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5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5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5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6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6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6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7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7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7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7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7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8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8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8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8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8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9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0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0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0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0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0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0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1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2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2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2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2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3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4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4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4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4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4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4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5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5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6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6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6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6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6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6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7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7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75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77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7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79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8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1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8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3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8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8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8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8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9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9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9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9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9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19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0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0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0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0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0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0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1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1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2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2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2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2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2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3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3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4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4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5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5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68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6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0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2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4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276" style:parent-style-name="DefaultParagraphFont" style:family="text">
      <style:text-properties style:font-name="Arial" style:font-name-complex="Arial" fo:color="#222222" fo:font-size="10pt" style:font-size-asian="10pt" style:font-size-complex="10pt"/>
    </style:style>
    <style:style style:name="T27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My time is 3:01.94</text:span><text:span text:style-name="T8"><text:line-break/></text:span><text:span text:style-name="T9">Lap times:</text:span><text:span text:style-name="T10"><text:line-break/></text:span><text:span text:style-name="T11">1. 00m 02s .44</text:span><text:span text:style-name="T12"><text:line-break/></text:span><text:span text:style-name="T13">2. 00m 05s .06</text:span><text:span text:style-name="T14"><text:line-break/></text:span><text:span text:style-name="T15">3. 00m 03s .27</text:span><text:span text:style-name="T16"><text:line-break/></text:span><text:span text:style-name="T17">4. 00m 02s .17</text:span><text:span text:style-name="T18"><text:line-break/></text:span><text:span text:style-name="T19">5. 00m 02s .95</text:span><text:span text:style-name="T20"><text:line-break/></text:span><text:span text:style-name="T21">6. 00m 02s .38</text:span><text:span text:style-name="T22"><text:line-break/></text:span><text:span text:style-name="T23">7. 00m 04s .57</text:span><text:span text:style-name="T24"><text:line-break/></text:span><text:span text:style-name="T25">8. 00m 04s .10</text:span><text:span text:style-name="T26"><text:line-break/></text:span><text:span text:style-name="T27">9. 00m 01s .81</text:span><text:span text:style-name="T28"><text:line-break/></text:span><text:span text:style-name="T29">10. 00m 03s .07</text:span><text:span text:style-name="T30"><text:line-break/></text:span><text:span text:style-name="T31">11. 00m 04s .01</text:span><text:span text:style-name="T32"><text:line-break/></text:span><text:span text:style-name="T33">12. 00m 02s .68</text:span><text:span text:style-name="T34"><text:line-break/></text:span><text:span text:style-name="T35">13. 00m 00s .18</text:span><text:span text:style-name="T36"><text:line-break/></text:span><text:span text:style-name="T37">14. 00m 01s .91</text:span><text:span text:style-name="T38"><text:line-break/></text:span><text:span text:style-name="T39">15. 00m 01s .29</text:span><text:span text:style-name="T40"><text:line-break/></text:span><text:span text:style-name="T41">16. 00m 01s .71</text:span><text:span text:style-name="T42"><text:line-break/></text:span><text:span text:style-name="T43">17. 00m 01s .75</text:span><text:span text:style-name="T44"><text:line-break/></text:span><text:span text:style-name="T45">18. 00m 02s .73</text:span><text:span text:style-name="T46"><text:line-break/></text:span><text:span text:style-name="T47">19. 00m 01s .68</text:span><text:span text:style-name="T48"><text:line-break/></text:span><text:span text:style-name="T49">20. 00m 01s .53</text:span><text:span text:style-name="T50"><text:line-break/></text:span><text:span text:style-name="T51">21. 00m 04s .04</text:span><text:span text:style-name="T52"><text:line-break/></text:span><text:span text:style-name="T53">22. 00m 03s .39</text:span><text:span text:style-name="T54"><text:line-break/></text:span><text:span text:style-name="T55">23. 00m 04s .13</text:span><text:span text:style-name="T56"><text:line-break/></text:span><text:span text:style-name="T57">24. 00m 05s .01</text:span><text:span text:style-name="T58"><text:line-break/></text:span><text:span text:style-name="T59">25. 00m 03s .60</text:span><text:span text:style-name="T60"><text:line-break/></text:span><text:span text:style-name="T61">26. 00m 03s .41</text:span><text:span text:style-name="T62"><text:line-break/></text:span><text:span text:style-name="T63">27. 00m 04s .02</text:span><text:span text:style-name="T64"><text:line-break/></text:span><text:span text:style-name="T65">28. 00m 05s .69</text:span><text:span text:style-name="T66"><text:line-break/></text:span><text:span text:style-name="T67">29. 00m 02s .51</text:span><text:span text:style-name="T68"><text:line-break/></text:span><text:span text:style-name="T69">30. 00m 02s .55</text:span><text:span text:style-name="T70"><text:line-break/></text:span><text:span text:style-name="T71">31. 00m 02s .23</text:span><text:span text:style-name="T72"><text:line-break/></text:span><text:span text:style-name="T73">32. 00m 01s .85</text:span><text:span text:style-name="T74"><text:line-break/></text:span><text:span text:style-name="T75">33. 00m 01s .74</text:span><text:span text:style-name="T76"><text:line-break/></text:span><text:span text:style-name="T77">34. 00m 01s .92</text:span><text:span text:style-name="T78"><text:line-break/></text:span><text:span text:style-name="T79">35. 00m 02s .01</text:span><text:span text:style-name="T80"><text:line-break/></text:span><text:span text:style-name="T81">36. 00m 01s .88</text:span><text:span text:style-name="T82"><text:line-break/></text:span><text:span text:style-name="T83">37. 00m 01s .82</text:span><text:span text:style-name="T84"><text:line-break/></text:span><text:span text:style-name="T85">38. 00m 03s .79</text:span><text:span text:style-name="T86"><text:line-break/></text:span><text:span text:style-name="T87">39. 00m 03s .79</text:span><text:span text:style-name="T88"><text:line-break/></text:span><text:span text:style-name="T89">40. 00m 04s .16</text:span><text:span text:style-name="T90"><text:line-break/></text:span><text:span text:style-name="T91">41. 00m 04s .90</text:span><text:span text:style-name="T92"><text:line-break/></text:span><text:span text:style-name="T93">42. 00m 07s .00</text:span><text:span text:style-name="T94"><text:line-break/></text:span><text:span text:style-name="T95">43. 00m 04s .02</text:span><text:span text:style-name="T96"><text:line-break/></text:span><text:span text:style-name="T97">44. 00m 04s .97</text:span><text:span text:style-name="T98"><text:line-break/></text:span><text:span text:style-name="T99">45. 00m 03s .43</text:span><text:span text:style-name="T100"><text:line-break/></text:span><text:span text:style-name="T101">46. 00m 02s .68</text:span><text:span text:style-name="T102"><text:line-break/></text:span><text:span text:style-name="T103">47. 00m 02s .00</text:span><text:span text:style-name="T104"><text:line-break/></text:span><text:span text:style-name="T105">48. 00m 01s .90</text:span><text:span text:style-name="T106"><text:line-break/></text:span><text:span text:style-name="T107">49. 00m 01s .76</text:span><text:span text:style-name="T108"><text:line-break/></text:span><text:span text:style-name="T109">50. 00m 01s .95</text:span><text:span text:style-name="T110"><text:line-break/></text:span><text:span text:style-name="T111">51. 00m 02s .01</text:span><text:span text:style-name="T112"><text:line-break/></text:span><text:span text:style-name="T113">52. 00m 01s .86</text:span><text:span text:style-name="T114"><text:line-break/></text:span><text:span text:style-name="T115">53. 00m 01s .75</text:span><text:span text:style-name="T116"><text:line-break/></text:span><text:span text:style-name="T117">54. 00m 02s .39</text:span><text:span text:style-name="T118"><text:line-break/></text:span><text:span text:style-name="T119">55. 00m 01s .79</text:span><text:span text:style-name="T120"><text:line-break/></text:span><text:span text:style-name="T121">56. 00m 02s .08</text:span><text:span text:style-name="T122"><text:line-break/></text:span><text:span text:style-name="T123">57. 00m 01s .77</text:span><text:span text:style-name="T124"><text:line-break/></text:span><text:span text:style-name="T125">58. 00m 02s .12</text:span><text:span text:style-name="T126"><text:line-break/></text:span><text:soft-page-break/><text:span text:style-name="T127">59. 00m 01s .77</text:span><text:span text:style-name="T128"><text:line-break/></text:span><text:span text:style-name="T129">60. 00m 02s .06</text:span><text:span text:style-name="T130"><text:line-break/></text:span><text:span text:style-name="T131">61. 00m 01s .93</text:span><text:span text:style-name="T132"><text:line-break/></text:span><text:span text:style-name="T133">62. 00m 02s .32</text:span><text:span text:style-name="T134"><text:line-break/></text:span><text:span text:style-name="T135">63. 00m 01s .59</text:span><text:span text:style-name="T136"><text:line-break/></text:span><text:span text:style-name="T137">64. 00m 02s .18</text:span><text:span text:style-name="T138"><text:line-break/></text:span><text:span text:style-name="T139">65. 00m 01s .98</text:span><text:span text:style-name="T140"><text:line-break/></text:span><text:span text:style-name="T141">66. 00m 02s .63</text:span></text:p>
          </table:table-cell>
          <table:table-cell table:style-name="TableCell142">
            <text:p text:style-name="P143"><text:span text:style-name="T144">My time is 3:01.66</text:span><text:span text:style-name="T145"><text:line-break/></text:span><text:span text:style-name="T146">Lap times:</text:span><text:span text:style-name="T147"><text:line-break/></text:span><text:span text:style-name="T148">1. 00m 07s .38</text:span><text:span text:style-name="T149"><text:line-break/></text:span><text:span text:style-name="T150">2. 00m 03s .60</text:span><text:span text:style-name="T151"><text:line-break/></text:span><text:span text:style-name="T152">3. 00m 01s .96</text:span><text:span text:style-name="T153"><text:line-break/></text:span><text:span text:style-name="T154">4. 00m 03s .22</text:span><text:span text:style-name="T155"><text:line-break/></text:span><text:span text:style-name="T156">5. 00m 02s .41</text:span><text:span text:style-name="T157"><text:line-break/></text:span><text:span text:style-name="T158">6. 00m 04s .49</text:span><text:span text:style-name="T159"><text:line-break/></text:span><text:span text:style-name="T160">7. 00m 03s .89</text:span><text:span text:style-name="T161"><text:line-break/></text:span><text:span text:style-name="T162">8. 00m 02s .02</text:span><text:span text:style-name="T163"><text:line-break/></text:span><text:span text:style-name="T164">9. 00m 03s .06</text:span><text:span text:style-name="T165"><text:line-break/></text:span><text:span text:style-name="T166">10. 00m 03s .35</text:span><text:span text:style-name="T167"><text:line-break/></text:span><text:span text:style-name="T168">11. 00m 02s .35</text:span><text:span text:style-name="T169"><text:line-break/></text:span><text:span text:style-name="T170">12. 00m 02s .11</text:span><text:span text:style-name="T171"><text:line-break/></text:span><text:span text:style-name="T172">13. 00m 01s .61</text:span><text:span text:style-name="T173"><text:line-break/></text:span><text:span text:style-name="T174">14. 00m 02s .02</text:span><text:span text:style-name="T175"><text:line-break/></text:span><text:span text:style-name="T176">15. 00m 02s .56</text:span><text:span text:style-name="T177"><text:line-break/></text:span><text:span text:style-name="T178">16. 00m 01s .60</text:span><text:span text:style-name="T179"><text:line-break/></text:span><text:span text:style-name="T180">17. 00m 01s .83</text:span><text:span text:style-name="T181"><text:line-break/></text:span><text:span text:style-name="T182">18. 00m 01s .76</text:span><text:span text:style-name="T183"><text:line-break/></text:span><text:span text:style-name="T184">19. 00m 07s .60</text:span><text:span text:style-name="T185"><text:s/>–Page 2</text:span><text:span text:style-name="T186"><text:line-break/></text:span><text:span text:style-name="T187">20. 00m 04s .03</text:span><text:span text:style-name="T188"><text:line-break/></text:span><text:span text:style-name="T189">21. 00m 05s .44</text:span><text:span text:style-name="T190"><text:line-break/></text:span><text:span text:style-name="T191">22. 00m 03s .25</text:span><text:span text:style-name="T192"><text:line-break/></text:span><text:span text:style-name="T193">23. 00m 03s .46</text:span><text:span text:style-name="T194"><text:line-break/></text:span><text:span text:style-name="T195">24. 00m 03s .95</text:span><text:span text:style-name="T196"><text:line-break/></text:span><text:span text:style-name="T197">25. 00m 05s .09</text:span><text:span text:style-name="T198"><text:line-break/></text:span><text:span text:style-name="T199">26. 00m 03s .10</text:span><text:span text:style-name="T200"><text:line-break/></text:span><text:span text:style-name="T201">27. 00m 02s .53</text:span><text:span text:style-name="T202"><text:line-break/></text:span><text:span text:style-name="T203">28. 00m 01s .96</text:span><text:span text:style-name="T204"><text:line-break/></text:span><text:span text:style-name="T205">29. 00m 01s .78</text:span><text:span text:style-name="T206"><text:line-break/></text:span><text:span text:style-name="T207">30. 00m 02s .13</text:span><text:span text:style-name="T208"><text:line-break/></text:span><text:span text:style-name="T209">31. 00m 01s .95</text:span><text:span text:style-name="T210"><text:line-break/></text:span><text:span text:style-name="T211">32. 00m 02s .03</text:span><text:span text:style-name="T212"><text:line-break/></text:span><text:span text:style-name="T213">33. 00m 01s .73</text:span><text:span text:style-name="T214"><text:line-break/></text:span><text:span text:style-name="T215">34. 00m 01s .91</text:span><text:span text:style-name="T216"><text:line-break/></text:span><text:span text:style-name="T217">35. 00m 07s .81</text:span><text:span text:style-name="T218"><text:line-break/></text:span><text:span text:style-name="T219">36. 00m 03s .82</text:span><text:span text:style-name="T220"><text:line-break/></text:span><text:span text:style-name="T221">37. 00m 05s .14</text:span><text:span text:style-name="T222"><text:line-break/></text:span><text:span text:style-name="T223">38. 00m 03s .99</text:span><text:span text:style-name="T224"><text:line-break/></text:span><text:span text:style-name="T225">39. 00m 03s .59</text:span><text:span text:style-name="T226"><text:line-break/></text:span><text:span text:style-name="T227">40. 00m 00s .30</text:span><text:span text:style-name="T228"><text:line-break/></text:span><text:span text:style-name="T229">41. 00m 03s .19</text:span><text:span text:style-name="T230"><text:line-break/></text:span><text:span text:style-name="T231">42. 00m 01s .61</text:span><text:span text:style-name="T232"><text:line-break/></text:span><text:span text:style-name="T233">43. 00m 03s .39</text:span><text:span text:style-name="T234"><text:line-break/></text:span><text:span text:style-name="T235">44. 00m 03s .53</text:span><text:span text:style-name="T236"><text:line-break/></text:span><text:span text:style-name="T237">45. 00m 02s .41</text:span><text:span text:style-name="T238"><text:line-break/></text:span><text:span text:style-name="T239">46. 00m 01s .91</text:span><text:span text:style-name="T240"><text:line-break/></text:span><text:span text:style-name="T241">47. 00m 01s .83</text:span><text:span text:style-name="T242"><text:line-break/></text:span><text:span text:style-name="T243">48. 00m 01s .86</text:span><text:span text:style-name="T244"><text:line-break/></text:span><text:span text:style-name="T245">49. 00m 01s .83</text:span><text:span text:style-name="T246"><text:line-break/></text:span><text:span text:style-name="T247">50. 00m 02s .12</text:span><text:span text:style-name="T248"><text:line-break/></text:span><text:span text:style-name="T249">51. 00m 01s .93</text:span><text:span text:style-name="T250"><text:line-break/></text:span><text:span text:style-name="T251">52. 00m 01s .68</text:span><text:span text:style-name="T252"><text:line-break/></text:span><text:span text:style-name="T253">53. 00m 03s .42</text:span><text:span text:style-name="T254"><text:line-break/></text:span><text:span text:style-name="T255">54. 00m 01s .08</text:span><text:span text:style-name="T256"><text:line-break/></text:span><text:span text:style-name="T257">55. 00m 01s .91</text:span><text:span text:style-name="T258"><text:line-break/></text:span><text:span text:style-name="T259">56. 00m 01s .50</text:span><text:span text:style-name="T260"><text:line-break/></text:span><text:span text:style-name="T261">57. 00m 02s .32</text:span><text:span text:style-name="T262"><text:line-break/></text:span><text:span text:style-name="T263">58. 00m 01s .83</text:span><text:span text:style-name="T264"><text:line-break/></text:span><text:soft-page-break/><text:span text:style-name="T265">59. 00m 02s .19</text:span><text:span text:style-name="T266"><text:line-break/></text:span><text:span text:style-name="T267">60. 00m 01s .44</text:span><text:span text:style-name="T268"><text:line-break/></text:span><text:span text:style-name="T269">61. 00m 02s .51</text:span><text:span text:style-name="T270"><text:line-break/></text:span><text:span text:style-name="T271">62. 00m 01s .69</text:span><text:span text:style-name="T272"><text:line-break/></text:span><text:span text:style-name="T273">63. 00m 02s .23</text:span><text:span text:style-name="T274"><text:line-break/></text:span><text:span text:style-name="T275">64. 00m 02s .16</text:span><text:span text:style-name="T276"><text:line-break/></text:span><text:span text:style-name="T277">65. 00m 01s .96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yan</meta:initial-creator>
    <dc:creator>Ryan</dc:creator>
    <meta:creation-date>2013-05-11T14:53:00Z</meta:creation-date>
    <dc:date>2013-05-11T15:13:00Z</dc:date>
    <meta:template xlink:href="Normal" xlink:type="simple"/>
    <meta:editing-cycles>1</meta:editing-cycles>
    <meta:editing-duration>PT1200S</meta:editing-duration>
    <meta:document-statistic meta:page-count="2" meta:paragraph-count="4" meta:word-count="320" meta:character-count="2144" meta:row-count="15" meta:non-whitespace-character-count="1828"/>
  </office:meta>
</office:document-meta>
</file>